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000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4" calcext:value-type="float">
            <text:p>100000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10000008" calcext:value-type="float">
            <text:p>10000008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0000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AdreçaMemoria amb el resultat:</text:p>
          </table:table-cell>
          <table:table-cell office:value-type="float" office:value="10000010" calcext:value-type="float">
            <text:p>100000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7:58:07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2-09T18:40:11.339000000</dc:date>
    <meta:editing-duration>PT21M39S</meta:editing-duration>
    <meta:editing-cycles>2</meta:editing-cycles>
    <meta:document-statistic meta:table-count="1" meta:cell-count="25" meta:object-count="0"/>
  </office:meta>
</office:document-meta>
</file>